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7000000370C473C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8.724cm" fo:margin-left="-0.042cm" table:align="left" style:writing-mode="lr-tb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6.369cm"/>
    </style:style>
    <style:style style:name="Table2.C" style:family="table-column">
      <style:table-column-properties style:column-width="6.472cm"/>
    </style:style>
    <style:style style:name="Table2.1" style:family="table-row">
      <style:table-row-properties style:min-row-height="0.025cm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C1" style:family="table-cell">
      <style:table-cell-properties fo:padding="0.097cm" fo:border="none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1.053cm"/>
    </style:style>
    <style:style style:name="Table2.A4" style:family="table-cell">
      <style:table-cell-properties style:vertical-align="middle"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7cm" style:rel-column-width="26151*"/>
    </style:style>
    <style:style style:name="Table3.B" style:family="table-column">
      <style:table-column-properties style:column-width="1.974cm" style:rel-column-width="6909*"/>
    </style:style>
    <style:style style:name="Table3.C" style:family="table-column">
      <style:table-column-properties style:column-width="2.422cm" style:rel-column-width="8478*"/>
    </style:style>
    <style:style style:name="Table3.D" style:family="table-column">
      <style:table-column-properties style:column-width="1.076cm" style:rel-column-width="3766*"/>
    </style:style>
    <style:style style:name="Table3.E" style:family="table-column">
      <style:table-column-properties style:column-width="1.386cm" style:rel-column-width="4853*"/>
    </style:style>
    <style:style style:name="Table3.F" style:family="table-column">
      <style:table-column-properties style:column-width="0.751cm" style:rel-column-width="2630*"/>
    </style:style>
    <style:style style:name="Table3.G" style:family="table-column">
      <style:table-column-properties style:column-width="0.979cm" style:rel-column-width="3427*"/>
    </style:style>
    <style:style style:name="Table3.H" style:family="table-column">
      <style:table-column-properties style:column-width="2.662cm" style:rel-column-width="932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D4" style:family="table-cell" style:data-style-name="N4">
      <style:table-cell-properties fo:padding="0.097cm" fo:border="none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style:font-size-asian="8.75pt" style:font-size-complex="10pt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Shipping Address:</text:p>
            <text:p text:style-name="P20"><text:text-input text:description="&lt;o.partner_shipping_id.name&gt;">company</text:text-input></text:p>
            <text:p text:style-name="P20"><text:text-input text:description="&lt;o.partner_shipping_id.street&gt;">street</text:text-input></text:p>
            <text:p text:style-name="P20"><text:text-input text:description="&lt;o.partner_shipping_id.street2&gt;">street2</text:text-input></text:p>
            <text:p text:style-name="P20"><text:text-input text:description="&lt;o.partner_shipping_id.city&gt;">city</text:text-input> <text:text-input text:description="&lt;o.partner_shipping_id.state_id.name&gt;">state</text:text-input> <text:text-input text:description="&lt;o.partner_shipping_id.zip&gt;">zip</text:text-input></text:p>
            <text:p text:style-name="P20"><text:text-input text:description="&lt;o.partner_shipping_id.country_id.name&gt;">country</text:text-input></text:p>
          </table:table-cell>
          <table:table-cell table:style-name="Table2.A1" office:value-type="string">
            <text:p text:style-name="P21">Invoice Address:</text:p>
            <text:p text:style-name="P20"><text:text-input text:description="&lt;o.partner_invoice_id.name&gt;">company</text:text-input></text:p>
            <text:p text:style-name="P20"><text:text-input text:description="&lt;o.partner_invoice_id.street&gt;">street</text:text-input></text:p>
            <text:p text:style-name="P20"><text:text-input text:description="&lt;o.partner_invoice_id.street2&gt;">street2</text:text-input></text:p>
            <text:p text:style-name="P20"><text:text-input text:description="&lt;o.partner_invoice_id.city&gt;">city</text:text-input> <text:text-input text:description="&lt;o.partner_invoice_id.state_id.name&gt;">state</text:text-input> <text:text-input text:description="&lt;o.partner_invoice_id.zip&gt;">zip</text:text-input></text:p>
            <text:p text:style-name="P20"><text:text-input text:description="&lt;o.partner_invoice_id.country_id.name&gt;">country</text:text-input></text:p>
          </table:table-cell>
          <table:table-cell table:style-name="Table2.C1" office:value-type="string">
            <text:p text:style-name="P20"><text:text-input text:description="&lt;o.partner_id.name&gt;">&lt;o.partner_id.name&gt;</text:text-input></text:p>
            <text:p text:style-name="P20"><text:text-input text:description="&lt;o.partner_id.street&gt;">street</text:text-input></text:p>
            <text:p text:style-name="P20"><text:text-input text:description="&lt;o.partner_id.street2&gt;">street2</text:text-input></text:p>
            <text:p text:style-name="P20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20"><text:text-input text:description="&lt;o.partner_id.country_id.name&gt;">country</text:text-input></text:p>
            <text:p text:style-name="P20"/>
            <text:p text:style-name="P20">Tel: <text:text-input text:description="&lt;o.partner_id.phone&gt;">phone</text:text-input></text:p>
          </table:table-cell>
        </table:table-row>
        <table:table-row>
          <table:table-cell table:style-name="Table2.A2" table:number-rows-spanned="2" table:number-columns-spanned="2" office:value-type="string">
            <text:p text:style-name="P15"><text:text-input text:description="&lt;choose&gt;">&lt;choose&gt;</text:text-input></text:p>
            <text:p text:style-name="P15"><text:text-input text:description="&lt;when test=&quot;o.state != 'draft' and 'sent' &quot;&gt;">&lt;when test="o.state != 'draft' and 'sent' "&gt;</text:text-input></text:p>
            <text:p text:style-name="P15">Order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when test=&quot;o.state == 'draft' or 'sent' &quot;&gt;">&lt;when test="o.state == 'draft' or 'sent' "&gt;</text:text-input></text:p>
            <text:p text:style-name="P15">Quotation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/choose&gt;">&lt;/choose&gt;</text:text-input>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3">
          <table:covered-table-cell/>
          <table:covered-table-cell/>
          <table:table-cell table:style-name="Table2.C1" office:value-type="string">
            <text:p text:style-name="P15"/>
          </table:table-cell>
        </table:table-row>
        <table:table-row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1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">Your Reference</text:p>
          </table:table-cell>
          <table:table-cell table:style-name="Table4.A1" office:value-type="string">
            <text:p text:style-name="P13">Date Ordered</text:p>
          </table:table-cell>
          <table:table-cell table:style-name="Table4.A1" office:value-type="string">
            <text:p text:style-name="P13">Salesperson</text:p>
          </table:table-cell>
          <table:table-cell table:style-name="Table4.D1" office:value-type="string">
            <text:p text:style-name="P13">Payment Term</text:p>
          </table:table-cell>
        </table:table-row>
        <table:table-row>
          <table:table-cell table:style-name="Table4.A2" office:value-type="string">
            <text:p text:style-name="P10"><text:text-input text:description="&lt;o.client_order_ref&gt;">customer ref</text:text-input></text:p>
          </table:table-cell>
          <table:table-cell table:style-name="Table4.A2" office:value-type="string">
            <text:p text:style-name="P10"><text:text-input text:description="&lt;formatLang(o.date_order, date=True)&gt;">order date</text:text-input></text:p>
          </table:table-cell>
          <table:table-cell table:style-name="Table4.A2" office:value-type="string">
            <text:p text:style-name="P10"><text:text-input text:description="&lt;o.user_id.name&gt;">&lt;o.user_id.name&gt;</text:text-input></text:p>
          </table:table-cell>
          <table:table-cell table:style-name="Table4.D2" office:value-type="string">
            <text:p text:style-name="P10"><text:text-input text:description="&lt;o.payment_term.id.name&gt;">payment term</text:text-input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Tax</text:p>
            </table:table-cell>
            <table:table-cell table:style-name="Table3.A1" office:value-type="string">
              <text:p text:style-name="P12">Quantity</text:p>
            </table:table-cell>
            <table:table-cell table:style-name="Table3.A1" table:number-columns-spanned="2" office:value-type="string">
              <text:p text:style-name="P12">Unit Price</text:p>
            </table:table-cell>
            <table:covered-table-cell/>
            <table:table-cell table:style-name="Table3.A1" table:number-columns-spanned="2" office:value-type="string">
              <text:p text:style-name="P12">Disc.(%)</text:p>
            </table:table-cell>
            <table:covered-table-cell/>
            <table:table-cell table:style-name="Table3.A1" office:value-type="string">
              <text:p text:style-name="P14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7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9"><text:text-input text:description="&lt;order_line.name&gt;">name</text:text-input></text:p>
          </table:table-cell>
          <table:table-cell table:style-name="Table3.A2" office:value-type="string">
            <text:p text:style-name="P9"><text:text-input text:description="&lt;order_line.tax_id or ''&gt;">taxes</text:text-input></text:p>
          </table:table-cell>
          <table:table-cell table:style-name="Table3.A2" office:value-type="string">
            <text:p text:style-name="P9"><text:text-input text:description="&lt;order_line.product_uom_qty or ''&gt;">qty</text:text-input> <text:text-input text:description="&lt;order_line.product_uom.name or ''&gt;">Unit(s)</text:text-input></text:p>
          </table:table-cell>
          <table:table-cell table:style-name="Table3.D4" table:number-columns-spanned="2" office:value-type="float" office:value="0">
            <text:p text:style-name="P9"><text:text-input text:description="&lt;order_line.price_unit or ''&gt;">unit price</text:text-input>0.00</text:p>
          </table:table-cell>
          <table:covered-table-cell/>
          <table:table-cell table:style-name="Table3.A2" table:number-columns-spanned="2" office:value-type="string">
            <text:p text:style-name="P9"><text:text-input text:description="&lt;order_line.discount or ''&gt;">disc</text:text-input></text:p>
          </table:table-cell>
          <table:covered-table-cell/>
          <table:table-cell table:style-name="Table3.A2" office:value-type="string">
            <text:p text:style-name="P11"><text:text-input text:description="&lt;o.currency_id.name&gt;">hkd</text:text-input> 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E7" table:number-columns-spanned="2" office:value-type="string">
            <text:p text:style-name="P9">Net Total:</text:p>
          </table:table-cell>
          <table:covered-table-cell/>
          <table:table-cell table:style-name="Table3.G7" table:number-columns-spanned="2" office:value-type="string">
            <text:p text:style-name="P11"><text:text-input text:description="&lt;o.currency_id.name&gt;">hkd</text:text-input> 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A1" table:number-columns-spanned="2" office:value-type="string">
            <text:p text:style-name="P9">Taxes:</text:p>
          </table:table-cell>
          <table:covered-table-cell/>
          <table:table-cell table:style-name="Table3.A1" table:number-columns-spanned="2" office:value-type="string">
            <text:p text:style-name="P11"><text:text-input text:description="&lt;o.currency_id.name&gt;">hkd</text:text-input> 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12"/>
          </table:table-cell>
          <table:table-cell table:style-name="Table3.A2" table:number-columns-spanned="2" office:value-type="string">
            <text:p text:style-name="P12">Total:</text:p>
          </table:table-cell>
          <table:covered-table-cell/>
          <table:table-cell table:style-name="Table3.A2" table:number-columns-spanned="2" office:value-type="string">
            <text:p text:style-name="P14"><text:text-input text:description="&lt;o.currency_id.name&gt;">hkd</text:text-input> <text:text-input text:description="&lt;formatLang(o.amount_total, digits=2, grouping=True)&gt;">total</text:text-input></text:p>
          </table:table-cell>
          <table:covered-table-cell/>
        </table:table-row>
      </table:table>
      <text:p text:style-name="P3"/>
      <text:p text:style-name="P4"/>
      <text:p text:style-name="P18"><text:text-input text:description="&lt;o.note&gt;">note</text:text-input></text:p>
      <text:p text:style-name="P18"/>
      <text:p text:style-name="P18"><text:text-input text:description="&lt;o.payment_term.name&gt;">payment term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table:align="left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-left="none" fo:border-right="none" fo:border-top="0.9pt solid #000000" fo:border-bottom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9pt solid #000000"/>
    </style:style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8.72cm" style:rel-column-width="65535*"/>
    </style:style>
    <style:style style:name="Table5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MP4" style:family="paragraph" style:parent-style-name="Standard">
      <style:text-properties style:font-name="Arial" fo:font-size="10pt" style:font-size-asian="8.75pt" style:font-size-complex="10pt"/>
    </style:style>
    <style:style style:name="MP5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0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2"><text:text-input text:description="&lt;company.partner_id.street&gt;">&lt;company.partner_id.street&gt;</text:text-input></text:p>
              <text:p text:style-name="MP3"><text:text-input text:description="&lt;company.partner_id.street2&gt;">&lt;company.partner_id.street2&gt;</text:text-input></text:p>
              <text:p text:style-name="MP3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3"><text:text-input text:description="&lt;company.partner_id.country_id.name&gt;">&lt;company.partner_id.country_id.name&gt;</text:text-input></text:p>
            </table:table-cell>
            <table:covered-table-cell/>
            <table:table-cell table:style-name="Table1.A2" table:number-rows-spanned="2" office:value-type="string">
              <text:p text:style-name="MP4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A3" office:value-type="string">
              <text:p text:style-name="MP5"><text:s text:c="7"/><text:text-input text:description="&lt;company.partner_id.phone&gt;">&lt;company.partner_id.phone&gt;</text:text-input></text:p>
              <text:p text:style-name="MP5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6"/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7"><text:text-input text:description="&lt;company.rml_footer&gt;">&lt;company.rml_footer&gt;</text:text-input></text:p>
              <text:p text:style-name="MP8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2:58:35.288000000</dc:date>
    <meta:editing-duration>P5DT1H44M25S</meta:editing-duration>
    <meta:editing-cycles>144</meta:editing-cycles>
    <meta:generator>LibreOffice/4.3.6.2$Windows_x86 LibreOffice_project/d50a87b2e514536ed401c18000dad4660b6a169e</meta:generator>
    <meta:document-statistic meta:table-count="5" meta:image-count="1" meta:object-count="0" meta:page-count="1" meta:paragraph-count="69" meta:word-count="248" meta:character-count="1058" meta:non-whitespace-character-count="1000"/>
  </office:meta>
</office:document-meta>
</file>